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Times" svg:font-family="Time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Verdana" fo:font-size="42.0pt" fo:background-color="#ffffff"/>
    </style:style>
    <style:style style:name="P2" style:family="paragraph" style:parent-style-name="Standard">
      <style:text-properties style:font-name="Calibri" fo:font-size="11.0pt" fo:background-color="#ffffff"/>
    </style:style>
    <style:style style:name="P3" style:family="paragraph" style:parent-style-name="Standard">
      <style:text-properties style:font-name="Calibri" fo:font-size="14.0pt" fo:background-color="#ffffff"/>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Calibri" fo:font-size="11.0pt" fo:background-color="#ffffff"/>
    </style:style>
    <style:style style:name="P5" style:family="paragraph" style:parent-style-name="Standard">
      <style:paragraph-properties fo:text-indent="0.5000in"/>
      <style:text-properties style:font-name="Calibri" fo:font-size="11.0pt" fo:background-color="#ffffff"/>
    </style:style>
    <style:style style:name="P6" style:family="paragraph" style:parent-style-name="Standard">
      <style:paragraph-properties fo:margin-left="0.5000in"/>
      <style:text-properties style:font-name="Calibri" fo:font-size="11.0pt" fo:background-color="#ffffff"/>
    </style:style>
    <style:style style:name="P7" style:family="paragraph" style:parent-style-name="Standard">
      <style:paragraph-properties fo:margin-left="0.2500in"/>
      <style:text-properties style:font-name="Calibri" fo:font-size="11.0pt" fo:background-color="#ffffff"/>
    </style:style>
    <style:style style:name="P8" style:family="paragraph" style:parent-style-name="Standard">
      <style:text-properties style:font-name="Verdana" fo:font-size="9.0pt" fo:color="#000000" fo:background-color="#ffffff"/>
    </style:style>
    <style:style style:name="P9" style:family="paragraph" style:parent-style-name="Standard">
      <style:paragraph-properties fo:text-indent="0.5000in"/>
      <style:text-properties style:font-name="Verdana" fo:font-size="9.0pt" fo:color="#000000" fo:background-color="#ffffff"/>
    </style:style>
    <style:style style:name="P10" style:family="paragraph" style:parent-style-name="Standard">
      <style:text-properties style:font-name="Times" fo:font-size="9.0pt"/>
    </style:style>
    <style:style style:name="P11" style:family="paragraph" style:parent-style-name="Standard">
      <style:text-properties style:font-name="Times" fo:font-size="12.0pt"/>
    </style:style>
    <style:style style:name="P12" style:family="paragraph" style:parent-style-name="Standard">
      <style:text-properties style:font-name="Calibri" fo:font-size="9.0pt" fo:color="#000000" fo:background-color="#ffffff"/>
    </style:style>
    <style:style style:name="P13" style:family="paragraph" style:parent-style-name="Standard">
      <style:paragraph-properties fo:margin-left="0.5000in"/>
      <style:text-properties style:font-name="Times" fo:font-size="12.0pt"/>
    </style:style>
    <style:style style:name="P14" style:family="paragraph" style:parent-style-name="Standard">
      <style:paragraph-properties fo:text-indent="0.5000in"/>
      <style:text-properties style:font-name="Times" fo:font-size="12.0pt"/>
    </style:style>
    <style:style style:name="P15" style:family="paragraph" style:parent-style-name="Standard">
      <style:text-properties style:font-name="Calibri" fo:font-size="11.0pt" fo:color="#000000" fo:background-color="#ffffff"/>
    </style:style>
    <style:style style:name="P16" style:family="paragraph" style:parent-style-name="Standard">
      <style:text-properties style:font-name="Arial" fo:font-size="11.0pt" fo:color="#000000"/>
    </style:style>
    <style:style style:name="P17" style:family="paragraph" style:parent-style-name="Standard">
      <style:text-properties style:font-name="Calibri" fo:font-size="11.0pt" fo:color="#000000"/>
    </style:style>
    <style:style style:name="P18" style:family="paragraph" style:parent-style-name="Standard">
      <style:text-properties style:font-name="Calibri" fo:font-size="11.0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font-weight="bold" fo:font-weight-asian="bold" fo:font-weight-complex="bold"/>
    </style:style>
    <style:style style:name="T4" style:family="text">
      <style:text-properties style:text-underline-style="solid" fo:letter-spacing="0.0000in" fo:color="#0000ff"/>
    </style:style>
    <style:style style:name="T5" style:family="text">
      <style:text-properties style:font-name="Calibri" fo:font-size="11.0pt" fo:font-size-asian="11.0pt" fo:font-size-complex="11.0pt" fo:letter-spacing="0.0000in"/>
    </style:style>
    <style:style style:name="T6" style:family="text">
      <style:text-properties style:font-name="Calibri" fo:font-size="11.0pt" fo:font-size-asian="11.0pt" fo:font-size-complex="11.0pt" fo:letter-spacing="0.0000in" fo:background-color="#ffffff"/>
    </style:style>
    <style:style style:name="T7" style:family="text">
      <style:text-properties fo:font-size="11.0pt" fo:font-size-asian="11.0pt" fo:font-size-complex="11.0pt" fo:font-weight="bold" fo:font-weight-asian="bold" fo:font-weight-complex="bol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format="1">
        <style:list-level-properties text:space-before="0.25in" text:min-label-width="0.25in"/>
      </text:list-level-style-number>
      <text:list-level-style-number text:level="2" style:num-format="1" text:display-levels="2">
        <style:list-level-properties text:space-before="0.50in" text:min-label-width="0.25in"/>
      </text:list-level-style-number>
    </text:list-style>
  </office:automatic-styles>
  <office:body>
    <office:text>
      <text:p text:style-name="P1"><text:span text:style-name="T1">Test plan &amp; report</text:span></text:p>
      <text:p text:style-name="P2"/>
      <text:p text:style-name="P2"/>
      <text:p text:style-name="P3"><text:span text:style-name="T2">1 Introduction</text:span></text:p>
      <text:list text:style-name="L1">
        <text:list-item>
          <text:list>
            <text:list-item>
              <text:p text:style-name="P4"><text:span text:style-name="T3"/><text:span text:style-name="T2">Purpose of application</text:span></text:p>
            </text:list-item>
          </text:list>
        </text:list-item>
      </text:list>
      <text:p text:style-name="P5"><text:span text:style-name="T1">To let the user control their sleep, with the possibility to choose from different sleep styles.</text:span></text:p>
      <text:list text:style-name="L1">
        <text:list-item>
          <text:list>
            <text:list-item>
              <text:p text:style-name="P4"><text:span text:style-name="T3"/><text:span text:style-name="T2">General characteristics of application</text:span></text:p>
            </text:list-item>
          </text:list>
        </text:list-item>
      </text:list>
      <text:p text:style-name="P6"><text:span text:style-name="T1">With alarms, sleep information and a schema view, the user will have full control and overview of their sleep.</text:span></text:p>
      <text:p text:style-name="P7"/>
      <text:p text:style-name="P3"><text:span text:style-name="T2">2 Test enviroment</text:span></text:p>
      <text:p text:style-name="P2"><text:span text:style-name="T1"><text:tab/>Version is downloaded from repository as clone, code is built and tested.</text:span></text:p>
      <text:p text:style-name="P2"><text:span text:style-name="T1"><text:tab/>The version that is tested is tagged as v1.1.</text:span></text:p>
      <text:p text:style-name="P2"/>
      <text:p text:style-name="P6"><text:span text:style-name="T1">This android-project is preferably tested and started from Eclipse. </text:span></text:p>
      <text:p text:style-name="P6"><text:span text:style-name="T1">First step for a new tester or developer should be to install EGit from Eclipse Marketplace and the ADT plugin for Eclipse (</text:span><text:a xlink:type="simple" xlink:href="http://developer.android.com/sdk/eclipse-adt.html"><text:span text:style-name="T4">http://developer.android.com/sdk/eclipse-adt.html</text:span></text:a><text:span text:style-name="T1">.). After installation of Android ADT and connection with Github in your Eclipse, import the project in Eclipse: file → import → Git → Projects from Git → next → URL → insert git@github.com:danwar/JohannesCO.git as URL → next → next → next → finish. </text:span></text:p>
      <text:p text:style-name="P6"><text:span text:style-name="T1">Now you are ready to build or run the application. The test report document is TestPlanTestReport.odt.</text:span></text:p>
      <text:p text:style-name="P6"/>
      <text:p text:style-name="P6"/>
      <text:p text:style-name="P2"><text:span text:style-name="T2">2.1 Hardware environment</text:span></text:p>
      <text:p text:style-name="P8"><text:span text:style-name="T5"><text:tab/></text:span><text:span text:style-name="T1">We used a Asus Eee Pc Seashell series.</text:span></text:p>
      <text:p text:style-name="P8"><text:span text:style-name="T1"><text:tab/>AMD E-450 APU @1.6GHz</text:span></text:p>
      <text:p text:style-name="P8"><text:span text:style-name="T1"><text:tab/>RAM 4 GB</text:span></text:p>
      <text:p text:style-name="P2"/>
      <text:p text:style-name="P6"><text:span text:style-name="T1">For testing purpose Android emulator is used with emulator version ….?</text:span></text:p>
      <text:p text:style-name="P6"/>
      <text:p text:style-name="P2"><text:span text:style-name="T2">2.2 Software environment</text:span></text:p>
      <text:p text:style-name="P8"><text:span text:style-name="T5"><text:tab/></text:span><text:span text:style-name="T1">Windows 7 64 bit</text:span></text:p>
      <text:p text:style-name="P8"><text:span text:style-name="T1"><text:tab/>Android SDK version 3.7.2</text:span></text:p>
      <text:p text:style-name="P8"><text:span text:style-name="T1"><text:tab/>JavaSE 1.6</text:span></text:p>
      <text:p text:style-name="P9"><text:span text:style-name="T1">Android Development Toolkit version 18.0.0</text:span></text:p>
      <text:p text:style-name="P9"><text:span text:style-name="T1">Eclipse EGit 1.3.0</text:span></text:p>
      <text:p text:style-name="P5"/>
      <text:p text:style-name="P2"><text:span text:style-name="T2">2.2.3 Softwares</text:span></text:p>
      <text:p text:style-name="P10"><text:span text:style-name="T6"><text:tab/>Eclipse version: </text:span><text:span text:style-name="T1">Indigo Service Release 2</text:span></text:p>
      <text:p text:style-name="P5"><text:span text:style-name="T1">SDK version: Revision 19</text:span></text:p>
      <text:p text:style-name="P2"/>
      <text:p text:style-name="P2"><text:span text:style-name="T2">2.2.3 Software settings</text:span></text:p>
      <text:p text:style-name="P8"><text:span text:style-name="T5"><text:tab/></text:span><text:span text:style-name="T1">Virtual android device version 2.2</text:span></text:p>
      <text:p text:style-name="P2"/>
      <text:p text:style-name="P3"><text:span text:style-name="T2">3 System information</text:span></text:p>
      <text:p text:style-name="P2"><text:span text:style-name="T2">3.1 System version</text:span></text:p>
      <text:p text:style-name="P8"><text:span text:style-name="T1"><text:tab/>1.0<text:tab/>Sleep App</text:span></text:p>
      <text:p text:style-name="P2"/>
      <text:p text:style-name="P3"><text:span text:style-name="T2">4 Known bugs and limitations</text:span></text:p>
      <text:p text:style-name="P11"/>
      <text:p text:style-name="P2"><text:span text:style-name="T2">4.1 Limitation</text:span></text:p>
      <text:p text:style-name="P12"><text:span text:style-name="T1"><text:tab/>The user cannot cannot…..</text:span></text:p>
      <text:p text:style-name="P12"><text:span text:style-name="T2"><text:s/>4.2 Bugs</text:span></text:p>
      <text:p text:style-name="P12"><text:span text:style-name="T1"><text:tab/>….</text:span></text:p>
      <text:p text:style-name="P5"/>
      <text:p text:style-name="P3"><text:span text:style-name="T2">5 Test specifcation</text:span></text:p>
      <text:p text:style-name="P5"><text:span text:style-name="T1">See the document “TestCase.odt” that was committed 2012-04-??</text:span></text:p>
      <text:p text:style-name="P3"><text:span text:style-name="T2">6 Automatic test</text:span></text:p>
      <text:p text:style-name="P2"><text:span text:style-name="T2">6.1 Code coverage</text:span></text:p>
      <text:p text:style-name="P6"><text:span text:style-name="T1">We use EMMA Coverage. It took much time to get started and learn these tools, since we have never tested code before. We aim to have motivated code coverage, because we do not know how much we will be able to implement in the given time-frame. After the made tests, we hope to have a general understanding of testing.</text:span></text:p>
      <text:p text:style-name="P2"><text:span text:style-name="T2">6.2 Nightly builds</text:span></text:p>
      <text:p text:style-name="P6"><text:span text:style-name="T1">Our testScript.sh can be modified to work with nightly builds. Our testScript.sh is usable now to perform a build, like it would be done by a virtual tester. We have not adapted our script to a nightly build because the course requirements were changed. This is mainly because Android has to start the visual emulator to perform the tests.</text:span></text:p>
      <text:p text:style-name="P6"/>
      <text:p text:style-name="P6"><text:span text:style-name="T1">The testScript.sh requires git, ant and that the tools and platform-tools folder in the Android SDK is on your path. The latest version of the git project is always chosen when the tests are being made.</text:span></text:p>
      <text:p text:style-name="P13"/>
      <text:p text:style-name="P5"><text:span text:style-name="T2">Om ni gör detta, beskriv hur, var, när detta görs</text:span></text:p>
      <text:p text:style-name="P14"/>
      <text:p text:style-name="P2"><text:span text:style-name="T2">6.3 Unit test</text:span></text:p>
      <text:p text:style-name="P6"><text:span text:style-name="T1">We use Eclipse Android JUnit 4. We have a lot of GUI-code that will be tested manually, and some logic-code that will be tested via unit-tests.</text:span></text:p>
      <text:p text:style-name="P6"/>
      <text:p text:style-name="P6"><text:span text:style-name="T2">Vilka unit test-programvaror använder ni</text:span></text:p>
      <text:p text:style-name="P6"><text:span text:style-name="T2">Finns det saker som ni inte kan testa via unit tests – dokumentera</text:span></text:p>
      <text:p text:style-name="P6"><text:span text:style-name="T2">och motivera detta</text:span></text:p>
      <text:p text:style-name="P3"><text:span text:style-name="T2">7. Black Box Testing</text:span></text:p>
      <text:p text:style-name="P6"><text:span text:style-name="T1">Black box testing is a method of software testing that tests functionality of an application without considering the internal structures or workings. The testers in the black box test will only consider the functionality and ease of use of the application, and nothing regarding the actual code. A black box test will be done together with two users of the. The testers will be adding a sleep style, a sleep time and also do some reading about sleep styles.</text:span></text:p>
      <text:p text:style-name="P13"/>
      <text:p text:style-name="P3"><text:span text:style-name="T2">8. Test report</text:span><text:span text:style-name="T7"><text:s/></text:span></text:p>
      <text:p text:style-name="P6"/>
      <text:p text:style-name="P6"><text:span text:style-name="T1">The version that is being tested is a stable version with a tag, not the latest version like in the unit testing.</text:span></text:p>
      <text:p text:style-name="P6"/>
      <text:p text:style-name="P6"><text:span text:style-name="T2">Vad testas? <text:s/>Är det senaste versionen i GIT (inte bra!), eller en upptagged</text:span></text:p>
      <text:p text:style-name="P6"><text:span text:style-name="T2">release (bra!).</text:span></text:p>
      <text:p text:style-name="P6"><text:span text:style-name="T2">(present a table with Test id, Result, Comment)</text:span></text:p>
      <text:p text:style-name="P6"><text:span text:style-name="T2">(use comment to say what bug the test resulted in or that the test could not be performed since the requirement is not yet implemented)</text:span></text:p>
      <text:p text:style-name="P8"/>
      <text:p text:style-name="P15"><text:span text:style-name="T2">7.1 Test Case Results</text:span></text:p>
      <text:p text:style-name="P8"><text:span text:style-name="T1"><text:tab/></text:span></text:p>
      <text:p text:style-name="P16"/>
      <table:table table:name="Table1" table:style-name="Table1">
        <table:table-column table:style-name="TableColumn1"/>
        <table:table-column table:style-name="TableColumn1"/>
        <table:table-column table:style-name="TableColumn1"/>
        <table:table-row>
          <table:table-cell table:style-name="TableCell1">
            <text:p text:style-name="P17"><text:span text:style-name="T1">Test case id</text:span></text:p>
            <text:p text:style-name="P17"/>
          </table:table-cell>
          <table:table-cell table:style-name="TableCell1">
            <text:p text:style-name="P17"><text:span text:style-name="T1">Result</text:span></text:p>
          </table:table-cell>
          <table:table-cell table:style-name="TableCell1">
            <text:p text:style-name="P17"><text:span text:style-name="T1">Comment</text:span></text:p>
          </table:table-cell>
        </table:table-row>
        <table:table-row>
          <table:table-cell table:style-name="TableCell1">
            <text:p text:style-name="P17"><text:span text:style-name="T1">1.0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03</text:span></text:p>
          </table:table-cell>
          <table:table-cell table:style-name="TableCell1">
            <text:p text:style-name="P17"><text:span text:style-name="T1">Working</text:span></text:p>
          </table:table-cell>
          <table:table-cell table:style-name="TableCell1">
            <text:p text:style-name="P17"/>
          </table:table-cell>
        </table:table-row>
        <table:table-row>
          <table:table-cell table:style-name="TableCell1">
            <text:p text:style-name="P17"><text:span text:style-name="T1">1.0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2.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2.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3</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4</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5</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6</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3.0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0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09</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0</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3.19</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4.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4.0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4.03</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4.04</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4.0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4.0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5.0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09</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0</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5.1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4.18</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6.0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6.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6.0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6.0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6.05</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7.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7.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7.03</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7.04</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7.05</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8.0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8.0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1</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2</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3</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4</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5</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6</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7</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8</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09</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9.10</text:span></text:p>
          </table:table-cell>
          <table:table-cell table:style-name="TableCell1">
            <text:p text:style-name="P17"><text:span text:style-name="T1">Not working</text:span></text:p>
          </table:table-cell>
          <table:table-cell table:style-name="TableCell1">
            <text:p text:style-name="P17"><text:span text:style-name="T1">Not implemented</text:span></text:p>
          </table:table-cell>
        </table:table-row>
        <table:table-row>
          <table:table-cell table:style-name="TableCell1">
            <text:p text:style-name="P17"><text:span text:style-name="T1">10.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0.02</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0.03</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0.04</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1.01</text:span></text:p>
          </table:table-cell>
          <table:table-cell table:style-name="TableCell1">
            <text:p text:style-name="P18"><text:span text:style-name="T1">Working</text:span></text:p>
          </table:table-cell>
          <table:table-cell table:style-name="TableCell1">
            <text:p text:style-name="P17"/>
          </table:table-cell>
        </table:table-row>
        <table:table-row>
          <table:table-cell table:style-name="TableCell1">
            <text:p text:style-name="P17"><text:span text:style-name="T1">12.01</text:span></text:p>
          </table:table-cell>
          <table:table-cell table:style-name="TableCell1">
            <text:p text:style-name="P18"><text:span text:style-name="T1">Working</text:span></text:p>
          </table:table-cell>
          <table:table-cell table:style-name="TableCell1">
            <text:p text:style-name="P17"/>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32</meta:generator>
    <meta:initial-creator>Uzer</meta:initial-creator>
  </office:meta>
</office:document-meta>
</file>